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0.165768621236133" calcext:value-type="float">
            <text:p>0.165768621236133</text:p>
          </table:table-cell>
          <table:table-cell office:value-type="float" office:value="104390.65488" calcext:value-type="float">
            <text:p>104390.65488</text:p>
          </table:table-cell>
          <table:table-cell office:value-type="float" office:value="0.0850501848917063" calcext:value-type="float">
            <text:p>0.085050184891706</text:p>
          </table:table-cell>
          <table:table-cell office:value-type="float" office:value="56663.2891999999" calcext:value-type="float">
            <text:p>56663.2891999999</text:p>
          </table:table-cell>
          <table:table-cell office:value-type="float" office:value="0.101531959852087" calcext:value-type="float">
            <text:p>0.101531959852087</text:p>
          </table:table-cell>
          <table:table-cell office:value-type="float" office:value="65467.86428" calcext:value-type="float">
            <text:p>65467.86428</text:p>
          </table:table-cell>
          <table:table-cell office:value-type="float" office:value="0.11526677231907" calcext:value-type="float">
            <text:p>0.11526677231907</text:p>
          </table:table-cell>
          <table:table-cell office:value-type="float" office:value="77227.1113000001" calcext:value-type="float">
            <text:p>77227.1113000001</text:p>
          </table:table-cell>
          <table:table-cell office:value-type="float" office:value="0.10216587427364" calcext:value-type="float">
            <text:p>0.10216587427364</text:p>
          </table:table-cell>
          <table:table-cell office:value-type="float" office:value="63118.87132" calcext:value-type="float">
            <text:p>63118.87132</text:p>
          </table:table-cell>
          <table:table-cell office:value-type="float" office:value="0.197358689910195" calcext:value-type="float">
            <text:p>0.197358689910195</text:p>
          </table:table-cell>
          <table:table-cell office:value-type="float" office:value="129515.068319999" calcext:value-type="float">
            <text:p>129515.068319999</text:p>
          </table:table-cell>
          <table:table-cell office:value-type="float" office:value="0.0315900686740623" calcext:value-type="float">
            <text:p>0.031590068674062</text:p>
          </table:table-cell>
          <table:table-cell office:value-type="float" office:value="19392.01312" calcext:value-type="float">
            <text:p>19392.01312</text:p>
          </table:table-cell>
          <table:table-cell office:value-type="float" office:value="0.151822503961965" calcext:value-type="float">
            <text:p>0.151822503961965</text:p>
          </table:table-cell>
          <table:table-cell office:value-type="float" office:value="104341.0389" calcext:value-type="float">
            <text:p>104341.0389</text:p>
          </table:table-cell>
        </table:table-row>
        <table:table-row table:style-name="ro1">
          <table:table-cell office:value-type="float" office:value="0.309138932910724" calcext:value-type="float">
            <text:p>0.309138932910724</text:p>
          </table:table-cell>
          <table:table-cell office:value-type="float" office:value="188686.423879998" calcext:value-type="float">
            <text:p>188686.423879998</text:p>
          </table:table-cell>
          <table:table-cell office:value-type="float" office:value="0.0663497094558901" calcext:value-type="float">
            <text:p>0.06634970945589</text:p>
          </table:table-cell>
          <table:table-cell office:value-type="float" office:value="44379.14792" calcext:value-type="float">
            <text:p>44379.14792</text:p>
          </table:table-cell>
          <table:table-cell office:value-type="float" office:value="0.136291600633914" calcext:value-type="float">
            <text:p>0.136291600633914</text:p>
          </table:table-cell>
          <table:table-cell office:value-type="float" office:value="86282.7562600001" calcext:value-type="float">
            <text:p>86282.7562600001</text:p>
          </table:table-cell>
          <table:table-cell office:value-type="float" office:value="0.0787110406761754" calcext:value-type="float">
            <text:p>0.078711040676175</text:p>
          </table:table-cell>
          <table:table-cell office:value-type="float" office:value="50923.59898" calcext:value-type="float">
            <text:p>50923.59898</text:p>
          </table:table-cell>
          <table:table-cell office:value-type="float" office:value="0.17580559957739" calcext:value-type="float">
            <text:p>0.17580559957739</text:p>
          </table:table-cell>
          <table:table-cell office:value-type="float" office:value="110097.68026" calcext:value-type="float">
            <text:p>110097.68026</text:p>
          </table:table-cell>
          <table:table-cell office:value-type="float" office:value="0.118858954041204" calcext:value-type="float">
            <text:p>0.118858954041204</text:p>
          </table:table-cell>
          <table:table-cell office:value-type="float" office:value="74796.9845200001" calcext:value-type="float">
            <text:p>74796.9845200001</text:p>
          </table:table-cell>
          <table:table-cell office:value-type="float" office:value="0.0795562599049128" calcext:value-type="float">
            <text:p>0.079556259904913</text:p>
          </table:table-cell>
          <table:table-cell office:value-type="float" office:value="48365.74212" calcext:value-type="float">
            <text:p>48365.74212</text:p>
          </table:table-cell>
          <table:table-cell office:value-type="float" office:value="0.142419440042261" calcext:value-type="float">
            <text:p>0.142419440042261</text:p>
          </table:table-cell>
          <table:table-cell office:value-type="float" office:value="91346.49516" calcext:value-type="float">
            <text:p>91346.49516</text:p>
          </table:table-cell>
        </table:table-row>
        <table:table-row table:style-name="ro1">
          <table:table-cell office:value-type="float" office:value="0.142630744849445" calcext:value-type="float">
            <text:p>0.142630744849445</text:p>
          </table:table-cell>
          <table:table-cell office:value-type="float" office:value="85728.2735999996" calcext:value-type="float">
            <text:p>85728.2735999996</text:p>
          </table:table-cell>
          <table:table-cell office:value-type="float" office:value="0.0293713681986265" calcext:value-type="float">
            <text:p>0.029371368198627</text:p>
          </table:table-cell>
          <table:table-cell office:value-type="float" office:value="20203.42012" calcext:value-type="float">
            <text:p>20203.42012</text:p>
          </table:table-cell>
          <table:table-cell office:value-type="float" office:value="0.0477548864236661" calcext:value-type="float">
            <text:p>0.047754886423666</text:p>
          </table:table-cell>
          <table:table-cell office:value-type="float" office:value="29426.4116" calcext:value-type="float">
            <text:p>29426.4116</text:p>
          </table:table-cell>
          <table:table-cell office:value-type="float" office:value="0.0432118330692023" calcext:value-type="float">
            <text:p>0.043211833069202</text:p>
          </table:table-cell>
          <table:table-cell office:value-type="float" office:value="29464.54062" calcext:value-type="float">
            <text:p>29464.54062</text:p>
          </table:table-cell>
          <table:table-cell office:value-type="float" office:value="0.182884310618067" calcext:value-type="float">
            <text:p>0.182884310618067</text:p>
          </table:table-cell>
          <table:table-cell office:value-type="float" office:value="108143.552899999" calcext:value-type="float">
            <text:p>108143.552899999</text:p>
          </table:table-cell>
          <table:table-cell office:value-type="float" office:value="0.0455361859482303" calcext:value-type="float">
            <text:p>0.04553618594823</text:p>
          </table:table-cell>
          <table:table-cell office:value-type="float" office:value="29372.54012" calcext:value-type="float">
            <text:p>29372.54012</text:p>
          </table:table-cell>
          <table:table-cell office:value-type="float" office:value="0.0584257791864765" calcext:value-type="float">
            <text:p>0.058425779186477</text:p>
          </table:table-cell>
          <table:table-cell office:value-type="float" office:value="34370.2372" calcext:value-type="float">
            <text:p>34370.2372</text:p>
          </table:table-cell>
          <table:table-cell office:value-type="float" office:value="0.0849445324881141" calcext:value-type="float">
            <text:p>0.084944532488114</text:p>
          </table:table-cell>
          <table:table-cell office:value-type="float" office:value="54268.81764" calcext:value-type="float">
            <text:p>54268.81764</text:p>
          </table:table-cell>
        </table:table-row>
        <table:table-row table:style-name="ro1">
          <table:table-cell office:value-type="float" office:value="0.271104067617538" calcext:value-type="float">
            <text:p>0.271104067617538</text:p>
          </table:table-cell>
          <table:table-cell office:value-type="float" office:value="165430.65294" calcext:value-type="float">
            <text:p>165430.65294</text:p>
          </table:table-cell>
          <table:table-cell office:value-type="float" office:value="0.0507131537242472" calcext:value-type="float">
            <text:p>0.050713153724247</text:p>
          </table:table-cell>
          <table:table-cell office:value-type="float" office:value="33365.71052" calcext:value-type="float">
            <text:p>33365.71052</text:p>
          </table:table-cell>
          <table:table-cell office:value-type="float" office:value="0.0834653988378236" calcext:value-type="float">
            <text:p>0.083465398837824</text:p>
          </table:table-cell>
          <table:table-cell office:value-type="float" office:value="49429.3094" calcext:value-type="float">
            <text:p>49429.3094</text:p>
          </table:table-cell>
          <table:table-cell office:value-type="float" office:value="0.0425779186476492" calcext:value-type="float">
            <text:p>0.042577918647649</text:p>
          </table:table-cell>
          <table:table-cell office:value-type="float" office:value="27843.32102" calcext:value-type="float">
            <text:p>27843.32102</text:p>
          </table:table-cell>
          <table:table-cell office:value-type="float" office:value="0.3351294241944" calcext:value-type="float">
            <text:p>0.3351294241944</text:p>
          </table:table-cell>
          <table:table-cell office:value-type="float" office:value="200922.743059998" calcext:value-type="float">
            <text:p>200922.743059998</text:p>
          </table:table-cell>
          <table:table-cell office:value-type="float" office:value="0.117062863180137" calcext:value-type="float">
            <text:p>0.117062863180137</text:p>
          </table:table-cell>
          <table:table-cell office:value-type="float" office:value="71340.2703399998" calcext:value-type="float">
            <text:p>71340.2703399998</text:p>
          </table:table-cell>
          <table:table-cell office:value-type="float" office:value="0.12350765979926" calcext:value-type="float">
            <text:p>0.12350765979926</text:p>
          </table:table-cell>
          <table:table-cell office:value-type="float" office:value="71980.3749600003" calcext:value-type="float">
            <text:p>71980.3749600003</text:p>
          </table:table-cell>
          <table:table-cell office:value-type="float" office:value="0.08716323296355" calcext:value-type="float">
            <text:p>0.08716323296355</text:p>
          </table:table-cell>
          <table:table-cell office:value-type="float" office:value="55143.51" calcext:value-type="float">
            <text:p>55143.51</text:p>
          </table:table-cell>
        </table:table-row>
        <table:table-row table:style-name="ro1">
          <table:table-cell office:value-type="float" office:value="0.326360274696249" calcext:value-type="float">
            <text:p>0.326360274696249</text:p>
          </table:table-cell>
          <table:table-cell office:value-type="float" office:value="195607.180019998" calcext:value-type="float">
            <text:p>195607.180019998</text:p>
          </table:table-cell>
          <table:table-cell office:value-type="float" office:value="0.0314844162704702" calcext:value-type="float">
            <text:p>0.03148441627047</text:p>
          </table:table-cell>
          <table:table-cell office:value-type="float" office:value="23018.16594" calcext:value-type="float">
            <text:p>23018.16594</text:p>
          </table:table-cell>
          <table:table-cell office:value-type="float" office:value="0.027892234548336" calcext:value-type="float">
            <text:p>0.027892234548336</text:p>
          </table:table-cell>
          <table:table-cell office:value-type="float" office:value="16307.45622" calcext:value-type="float">
            <text:p>16307.45622</text:p>
          </table:table-cell>
          <table:table-cell office:value-type="float" office:value="0.0332805071315372" calcext:value-type="float">
            <text:p>0.033280507131537</text:p>
          </table:table-cell>
          <table:table-cell office:value-type="float" office:value="23983.25096" calcext:value-type="float">
            <text:p>23983.25096</text:p>
          </table:table-cell>
          <table:table-cell office:value-type="float" office:value="0.252086634970946" calcext:value-type="float">
            <text:p>0.252086634970946</text:p>
          </table:table-cell>
          <table:table-cell office:value-type="float" office:value="148216.466719999" calcext:value-type="float">
            <text:p>148216.466719999</text:p>
          </table:table-cell>
          <table:table-cell office:value-type="float" office:value="0.16999471737982" calcext:value-type="float">
            <text:p>0.16999471737982</text:p>
          </table:table-cell>
          <table:table-cell office:value-type="float" office:value="101578.40824" calcext:value-type="float">
            <text:p>101578.40824</text:p>
          </table:table-cell>
          <table:table-cell office:value-type="float" office:value="0.161119915478077" calcext:value-type="float">
            <text:p>0.161119915478077</text:p>
          </table:table-cell>
          <table:table-cell office:value-type="float" office:value="93892.6545" calcext:value-type="float">
            <text:p>93892.6545</text:p>
          </table:table-cell>
          <table:table-cell office:value-type="float" office:value="0.130480718436344" calcext:value-type="float">
            <text:p>0.130480718436344</text:p>
          </table:table-cell>
          <table:table-cell office:value-type="float" office:value="82324.1693000001" calcext:value-type="float">
            <text:p>82324.1693000001</text:p>
          </table:table-cell>
        </table:table-row>
        <table:table-row table:style-name="ro1">
          <table:table-cell office:value-type="float" office:value="0.247649234020074" calcext:value-type="float">
            <text:p>0.247649234020074</text:p>
          </table:table-cell>
          <table:table-cell office:value-type="float" office:value="154213.8845" calcext:value-type="float">
            <text:p>154213.8845</text:p>
          </table:table-cell>
          <table:table-cell office:value-type="float" office:value="0.0493396724775489" calcext:value-type="float">
            <text:p>0.049339672477549</text:p>
          </table:table-cell>
          <table:table-cell office:value-type="float" office:value="31827.37464" calcext:value-type="float">
            <text:p>31827.37464</text:p>
          </table:table-cell>
          <table:table-cell office:value-type="float" office:value="0.0839936608557845" calcext:value-type="float">
            <text:p>0.083993660855785</text:p>
          </table:table-cell>
          <table:table-cell office:value-type="float" office:value="51396.8918" calcext:value-type="float">
            <text:p>51396.8918</text:p>
          </table:table-cell>
          <table:table-cell office:value-type="float" office:value="0.0495509772847332" calcext:value-type="float">
            <text:p>0.049550977284733</text:p>
          </table:table-cell>
          <table:table-cell office:value-type="float" office:value="32506.7772999999" calcext:value-type="float">
            <text:p>32506.7772999999</text:p>
          </table:table-cell>
          <table:table-cell office:value-type="float" office:value="0.390596936080296" calcext:value-type="float">
            <text:p>0.390596936080296</text:p>
          </table:table-cell>
          <table:table-cell office:value-type="float" office:value="232157.120299997" calcext:value-type="float">
            <text:p>232157.120299997</text:p>
          </table:table-cell>
          <table:table-cell office:value-type="float" office:value="0.136925515055468" calcext:value-type="float">
            <text:p>0.136925515055468</text:p>
          </table:table-cell>
          <table:table-cell office:value-type="float" office:value="85855.32996" calcext:value-type="float">
            <text:p>85855.32996</text:p>
          </table:table-cell>
          <table:table-cell office:value-type="float" office:value="0.0911780243000528" calcext:value-type="float">
            <text:p>0.091178024300053</text:p>
          </table:table-cell>
          <table:table-cell office:value-type="float" office:value="53876.7656200001" calcext:value-type="float">
            <text:p>53876.7656200001</text:p>
          </table:table-cell>
          <table:table-cell office:value-type="float" office:value="0.199154780771263" calcext:value-type="float">
            <text:p>0.199154780771263</text:p>
          </table:table-cell>
          <table:table-cell office:value-type="float" office:value="120216.68364" calcext:value-type="float">
            <text:p>120216.68364</text:p>
          </table:table-cell>
        </table:table-row>
        <table:table-row table:style-name="ro1">
          <table:table-cell office:value-type="float" office:value="0.424511357633386" calcext:value-type="float">
            <text:p>0.424511357633386</text:p>
          </table:table-cell>
          <table:table-cell office:value-type="float" office:value="260222.039099998" calcext:value-type="float">
            <text:p>260222.039099998</text:p>
          </table:table-cell>
          <table:table-cell office:value-type="float" office:value="0.116111991547808" calcext:value-type="float">
            <text:p>0.116111991547808</text:p>
          </table:table-cell>
          <table:table-cell office:value-type="float" office:value="73105.3954399998" calcext:value-type="float">
            <text:p>73105.3954399998</text:p>
          </table:table-cell>
          <table:table-cell office:value-type="float" office:value="0.0683571051241416" calcext:value-type="float">
            <text:p>0.068357105124142</text:p>
          </table:table-cell>
          <table:table-cell office:value-type="float" office:value="39663.08892" calcext:value-type="float">
            <text:p>39663.08892</text:p>
          </table:table-cell>
          <table:table-cell office:value-type="float" office:value="0.0985736925515056" calcext:value-type="float">
            <text:p>0.098573692551506</text:p>
          </table:table-cell>
          <table:table-cell office:value-type="float" office:value="63283.1785999999" calcext:value-type="float">
            <text:p>63283.1785999999</text:p>
          </table:table-cell>
          <table:table-cell office:value-type="float" office:value="0.339672477548864" calcext:value-type="float">
            <text:p>0.339672477548864</text:p>
          </table:table-cell>
          <table:table-cell office:value-type="float" office:value="198424.086539999" calcext:value-type="float">
            <text:p>198424.086539999</text:p>
          </table:table-cell>
          <table:table-cell office:value-type="float" office:value="0.0644479661912309" calcext:value-type="float">
            <text:p>0.064447966191231</text:p>
          </table:table-cell>
          <table:table-cell office:value-type="float" office:value="47970.04452" calcext:value-type="float">
            <text:p>47970.04452</text:p>
          </table:table-cell>
          <table:table-cell office:value-type="float" office:value="0.0978341257263603" calcext:value-type="float">
            <text:p>0.09783412572636</text:p>
          </table:table-cell>
          <table:table-cell office:value-type="float" office:value="57209.2809000001" calcext:value-type="float">
            <text:p>57209.2809000001</text:p>
          </table:table-cell>
          <table:table-cell office:value-type="float" office:value="0.122345483359746" calcext:value-type="float">
            <text:p>0.122345483359746</text:p>
          </table:table-cell>
          <table:table-cell office:value-type="float" office:value="78993.6524599999" calcext:value-type="float">
            <text:p>78993.6524599999</text:p>
          </table:table-cell>
        </table:table-row>
        <table:table-row table:style-name="ro1">
          <table:table-cell office:value-type="float" office:value="0.384152139461173" calcext:value-type="float">
            <text:p>0.384152139461173</text:p>
          </table:table-cell>
          <table:table-cell office:value-type="float" office:value="244672.327499998" calcext:value-type="float">
            <text:p>244672.327499998</text:p>
          </table:table-cell>
          <table:table-cell office:value-type="float" office:value="0.176862123613312" calcext:value-type="float">
            <text:p>0.176862123613312</text:p>
          </table:table-cell>
          <table:table-cell office:value-type="float" office:value="121538.78152" calcext:value-type="float">
            <text:p>121538.78152</text:p>
          </table:table-cell>
          <table:table-cell office:value-type="float" office:value="0.379397781299525" calcext:value-type="float">
            <text:p>0.379397781299525</text:p>
          </table:table-cell>
          <table:table-cell office:value-type="float" office:value="227820.742099998" calcext:value-type="float">
            <text:p>227820.742099998</text:p>
          </table:table-cell>
          <table:table-cell office:value-type="float" office:value="0.115583729529847" calcext:value-type="float">
            <text:p>0.115583729529847</text:p>
          </table:table-cell>
          <table:table-cell office:value-type="float" office:value="75545.6784399999" calcext:value-type="float">
            <text:p>75545.6784399999</text:p>
          </table:table-cell>
          <table:table-cell office:value-type="float" office:value="0.444374009508716" calcext:value-type="float">
            <text:p>0.444374009508716</text:p>
          </table:table-cell>
          <table:table-cell office:value-type="float" office:value="267765.221979996" calcext:value-type="float">
            <text:p>267765.221979996</text:p>
          </table:table-cell>
          <table:table-cell office:value-type="float" office:value="0.140623349181194" calcext:value-type="float">
            <text:p>0.140623349181194</text:p>
          </table:table-cell>
          <table:table-cell office:value-type="float" office:value="92294.9749399997" calcext:value-type="float">
            <text:p>92294.9749399997</text:p>
          </table:table-cell>
          <table:table-cell office:value-type="float" office:value="0.265610142630745" calcext:value-type="float">
            <text:p>0.265610142630745</text:p>
          </table:table-cell>
          <table:table-cell office:value-type="float" office:value="165816.927759999" calcext:value-type="float">
            <text:p>165816.927759999</text:p>
          </table:table-cell>
          <table:table-cell office:value-type="float" office:value="0.0857897517168516" calcext:value-type="float">
            <text:p>0.085789751716852</text:p>
          </table:table-cell>
          <table:table-cell office:value-type="float" office:value="57013.31774" calcext:value-type="float">
            <text:p>57013.3177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5"/>
        </table:table-row>
        <table:table-row table:style-name="ro1">
          <table:table-cell table:formula="of:=AVERAGE([.A3:.A10])" office:value-type="float" office:value="0.28391442155309" calcext:value-type="float">
            <text:p>0.28391442155309</text:p>
          </table:table-cell>
          <table:table-cell table:formula="of:=AVERAGE([.B3:.B10])" office:value-type="float" office:value="174868.929552499" calcext:value-type="float">
            <text:p>174868.929552499</text:p>
          </table:table-cell>
          <table:table-cell table:formula="of:=AVERAGE([.C3:.C10])" office:value-type="float" office:value="0.0756603275224511" calcext:value-type="float">
            <text:p>0.075660327522451</text:p>
          </table:table-cell>
          <table:table-cell table:formula="of:=AVERAGE([.D3:.D10])" office:value-type="float" office:value="50512.6606625" calcext:value-type="float">
            <text:p>50512.6606625</text:p>
          </table:table-cell>
          <table:table-cell table:formula="of:=AVERAGE([.E3:.E10])" office:value-type="float" office:value="0.11608557844691" calcext:value-type="float">
            <text:p>0.11608557844691</text:p>
          </table:table-cell>
          <table:table-cell table:formula="of:=AVERAGE([.F3:.F10])" office:value-type="float" office:value="70724.3150724997" calcext:value-type="float">
            <text:p>70724.3150724997</text:p>
          </table:table-cell>
          <table:table-cell table:formula="of:=AVERAGE([.G3:.G10])" office:value-type="float" office:value="0.072094558901215" calcext:value-type="float">
            <text:p>0.072094558901215</text:p>
          </table:table-cell>
          <table:table-cell table:formula="of:=AVERAGE([.H3:.H10])" office:value-type="float" office:value="47597.1821525" calcext:value-type="float">
            <text:p>47597.1821525</text:p>
          </table:table-cell>
          <table:table-cell table:formula="of:=AVERAGE([.I3:.I10])" office:value-type="float" office:value="0.27783940834654" calcext:value-type="float">
            <text:p>0.27783940834654</text:p>
          </table:table-cell>
          <table:table-cell table:formula="of:=AVERAGE([.J3:.J10])" office:value-type="float" office:value="166105.717884999" calcext:value-type="float">
            <text:p>166105.717884999</text:p>
          </table:table-cell>
          <table:table-cell table:formula="of:=AVERAGE([.K3:.K10])" office:value-type="float" office:value="0.123851030110935" calcext:value-type="float">
            <text:p>0.123851030110935</text:p>
          </table:table-cell>
          <table:table-cell table:formula="of:=AVERAGE([.L3:.L10])" office:value-type="float" office:value="79090.4526199999" calcext:value-type="float">
            <text:p>79090.4526199999</text:p>
          </table:table-cell>
          <table:table-cell table:formula="of:=AVERAGE([.M3:.M10])" office:value-type="float" office:value="0.113602746962493" calcext:value-type="float">
            <text:p>0.113602746962493</text:p>
          </table:table-cell>
          <table:table-cell table:formula="of:=AVERAGE([.N3:.N10])" office:value-type="float" office:value="68112.9995224999" calcext:value-type="float">
            <text:p>68112.9995224999</text:p>
          </table:table-cell>
          <table:table-cell table:formula="of:=AVERAGE([.O3:.O10])" office:value-type="float" office:value="0.125515055467512" calcext:value-type="float">
            <text:p>0.125515055467512</text:p>
          </table:table-cell>
          <table:table-cell table:formula="of:=AVERAGE([.P3:.P10])" office:value-type="float" office:value="80455.960605" calcext:value-type="float">
            <text:p>80455.9606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formula="of:=MEDIAN([.A3:.A10])" office:value-type="float" office:value="0.290121500264131" calcext:value-type="float">
            <text:p>0.290121500264131</text:p>
          </table:table-cell>
          <table:table-cell table:formula="of:=MEDIAN([.B3:.B10])" office:value-type="float" office:value="177058.538409999" calcext:value-type="float">
            <text:p>177058.538409999</text:p>
          </table:table-cell>
          <table:table-cell table:formula="of:=MEDIAN([.C3:.C10])" office:value-type="float" office:value="0.0585314315900687" calcext:value-type="float">
            <text:p>0.058531431590069</text:p>
          </table:table-cell>
          <table:table-cell table:formula="of:=MEDIAN([.D3:.D10])" office:value-type="float" office:value="38872.42922" calcext:value-type="float">
            <text:p>38872.42922</text:p>
          </table:table-cell>
          <table:table-cell table:formula="of:=MEDIAN([.E3:.E10])" office:value-type="float" office:value="0.083729529846804" calcext:value-type="float">
            <text:p>0.083729529846804</text:p>
          </table:table-cell>
          <table:table-cell table:formula="of:=MEDIAN([.F3:.F10])" office:value-type="float" office:value="50413.1006" calcext:value-type="float">
            <text:p>50413.1006</text:p>
          </table:table-cell>
          <table:table-cell table:formula="of:=MEDIAN([.G3:.G10])" office:value-type="float" office:value="0.0641310089804543" calcext:value-type="float">
            <text:p>0.064131008980454</text:p>
          </table:table-cell>
          <table:table-cell table:formula="of:=MEDIAN([.H3:.H10])" office:value-type="float" office:value="41715.18814" calcext:value-type="float">
            <text:p>41715.18814</text:p>
          </table:table-cell>
          <table:table-cell table:formula="of:=MEDIAN([.I3:.I10])" office:value-type="float" office:value="0.293608029582673" calcext:value-type="float">
            <text:p>0.293608029582673</text:p>
          </table:table-cell>
          <table:table-cell table:formula="of:=MEDIAN([.J3:.J10])" office:value-type="float" office:value="173320.276629999" calcext:value-type="float">
            <text:p>173320.276629999</text:p>
          </table:table-cell>
          <table:table-cell table:formula="of:=MEDIAN([.K3:.K10])" office:value-type="float" office:value="0.127892234548336" calcext:value-type="float">
            <text:p>0.127892234548336</text:p>
          </table:table-cell>
          <table:table-cell table:formula="of:=MEDIAN([.L3:.L10])" office:value-type="float" office:value="80326.15724" calcext:value-type="float">
            <text:p>80326.15724</text:p>
          </table:table-cell>
          <table:table-cell table:formula="of:=MEDIAN([.M3:.M10])" office:value-type="float" office:value="0.0945060750132066" calcext:value-type="float">
            <text:p>0.094506075013207</text:p>
          </table:table-cell>
          <table:table-cell table:formula="of:=MEDIAN([.N3:.N10])" office:value-type="float" office:value="55543.0232600001" calcext:value-type="float">
            <text:p>55543.0232600001</text:p>
          </table:table-cell>
          <table:table-cell table:formula="of:=MEDIAN([.O3:.O10])" office:value-type="float" office:value="0.126413100898045" calcext:value-type="float">
            <text:p>0.126413100898045</text:p>
          </table:table-cell>
          <table:table-cell table:formula="of:=MEDIAN([.P3:.P10])" office:value-type="float" office:value="80658.91088" calcext:value-type="float">
            <text:p>80658.91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0:56:24.034272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01:02:18.606613415</dc:date>
    <meta:editing-duration>PT22M43S</meta:editing-duration>
    <meta:editing-cycles>4</meta:editing-cycles>
    <meta:generator>LibreOffice/6.1.5.2$Linux_X86_64 LibreOffice_project/10$Build-2</meta:generator>
    <meta:document-statistic meta:table-count="1" meta:cell-count="186" meta:object-count="0"/>
  </office:meta>
</office:document-meta>
</file>